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5.7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2.2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2.45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cm" fo:min-width="3.5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2.45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499cm" fo:min-width="2.25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999cm" fo:min-width="2.95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2.25cm" loext:decorative="false"/>
      <style:paragraph-properties style:writing-mode="lr-tb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5cm" fo:min-width="3.25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cm" fo:min-width="2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cm" fo:min-width="2.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cm" fo:min-width="2.25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 style:writing-mode="lr-tb"/>
      <style:text-properties fo:font-size="12pt"/>
    </style:style>
    <style:style style:name="P3" style:family="paragraph">
      <loext:graphic-properties draw:fill="none"/>
      <style:paragraph-properties fo:text-align="center"/>
      <style:text-properties fo:font-size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6.25cm" svg:height="2cm" svg:x="9cm" svg:y="2cm">
          <text:p text:style-name="P1">Sede central</text:p>
          <text:p text:style-name="P1">(Reigosa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cm" svg:height="1.5cm" svg:x="19.55cm" svg:y="9.75cm">
          <text:p text:style-name="P1">Sede secundaria</text:p>
          <text:p text:style-name="P1">(Marín)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5cm" svg:height="1.5cm" svg:x="22.5cm" svg:y="9.75cm">
          <text:p text:style-name="P1">Sede secundaria</text:p>
          <text:p text:style-name="P1">(Vigo)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5cm" svg:height="1.5cm" svg:x="25.75cm" svg:y="9.75cm">
          <text:p text:style-name="P1">Sede secundaria</text:p>
          <text:p text:style-name="P1">(Pontevedra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.25cm" svg:x="20.45cm" svg:y="7.5cm">
          <text:p text:style-name="P1">Ventas 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95cm" svg:height="1.25cm" svg:x="22.75cm" svg:y="5.25cm">
          <text:p text:style-name="P1">Marketing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5cm" svg:height="0.749cm" svg:x="3.5cm" svg:y="7.501cm">
          <text:p text:style-name="P1">RR.HH.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45cm" svg:height="1.249cm" svg:x="17.25cm" svg:y="5.5cm">
          <text:p text:style-name="P1">administración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75cm" svg:height="1cm" svg:x="0.5cm" svg:y="7.5cm">
          <text:p text:style-name="P1">Dep financiero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0.7cm" svg:y1="5.75cm" svg:x2="22.7cm" svg:y2="5.75cm">
          <text:p/>
        </draw:line>
        <draw:line draw:style-name="gr9" draw:text-style-name="P3" draw:layer="layout" svg:x1="21.7cm" svg:y1="5.75cm" svg:x2="21.7cm" svg:y2="7.5cm">
          <text:p/>
        </draw:line>
        <draw:line draw:style-name="gr9" draw:text-style-name="P3" draw:layer="layout" svg:x1="20.95cm" svg:y1="9.75cm" svg:x2="20.95cm" svg:y2="8.75cm">
          <text:p/>
        </draw:line>
        <draw:line draw:style-name="gr9" draw:text-style-name="P3" draw:layer="layout" svg:x1="23.95cm" svg:y1="9.75cm" svg:x2="23.95cm" svg:y2="8.75cm">
          <text:p/>
        </draw:line>
        <draw:line draw:style-name="gr9" draw:text-style-name="P3" draw:layer="layout" svg:x1="27.25cm" svg:y1="9.75cm" svg:x2="27.25cm" svg:y2="8cm">
          <text:p/>
        </draw:line>
        <draw:line draw:style-name="gr9" draw:text-style-name="P3" draw:layer="layout" svg:x1="24.45cm" svg:y1="8cm" svg:x2="27.25cm" svg:y2="8cm">
          <text:p/>
        </draw:line>
        <draw:custom-shape draw:style-name="gr10" draw:text-style-name="P2" draw:layer="layout" svg:width="3.75cm" svg:height="0.75cm" svg:x="6.5cm" svg:y="7.5cm">
          <text:p text:style-name="P1">Producció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5cm" svg:height="0.75cm" svg:x="13.5cm" svg:y="7.5cm">
          <text:p text:style-name="P1">Compras 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cm" svg:height="0.75cm" svg:x="16.25cm" svg:y="7.5cm">
          <text:p text:style-name="P1">Almacén 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75cm" svg:height="0.75cm" svg:x="10.5cm" svg:y="7.5cm">
          <text:p text:style-name="P1">Montaje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8.75cm" svg:y1="5.5cm" svg:x2="18.75cm" svg:y2="4.75cm">
          <text:p/>
        </draw:line>
        <draw:line draw:style-name="gr9" draw:text-style-name="P4" draw:layer="layout" svg:x1="24.25cm" svg:y1="5.25cm" svg:x2="24.25cm" svg:y2="4.75cm">
          <text:p/>
        </draw:line>
        <draw:line draw:style-name="gr9" draw:text-style-name="P4" draw:layer="layout" svg:x1="18.75cm" svg:y1="4.75cm" svg:x2="24.25cm" svg:y2="4.75cm">
          <text:p/>
        </draw:line>
        <draw:line draw:style-name="gr9" draw:text-style-name="P5" draw:layer="layout" svg:x1="18.75cm" svg:y1="4.75cm" svg:x2="11.75cm" svg:y2="4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3T12:47:08.678000000</meta:creation-date>
    <dc:date>2024-10-07T13:40:08.311000000</dc:date>
    <meta:editing-duration>PT19M43S</meta:editing-duration>
    <meta:editing-cycles>2</meta:editing-cycles>
    <meta:generator>LibreOffice/24.8.0.3$Windows_X86_64 LibreOffice_project/0bdf1299c94fe897b119f97f3c613e9dca6be583</meta:generator>
    <meta:document-statistic meta:object-count="23"/>
  </office:meta>
</office:document-meta>
</file>